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645" officeooo:paragraph-rsid="000616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1:27:50.014939170</meta:creation-date>
    <dc:date>2024-05-19T01:28:08.105600460</dc:date>
    <meta:editing-duration>PT1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3.7.2$Linux_X86_64 LibreOffice_project/30$Build-2</meta:generator>
  </office:meta>
</office:document-meta>
</file>